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paragraph-properties>
        <style:tab-stops>
          <style:tab-stop style:position="10.112cm"/>
        </style:tab-stops>
      </style:paragraph-properties>
    </style:style>
    <style:style style:name="P14" style:family="paragraph" style:parent-style-name="Quotations" style:list-style-name="L1">
      <style:paragraph-properties fo:margin-left="0cm" fo:margin-right="1cm" fo:margin-top="0cm" fo:margin-bottom="0cm" fo:text-indent="0cm" style:auto-text-indent="false"/>
    </style:style>
    <style:style style:name="P15"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Heading_20_2" text:outline-level="2"><text:soft-page-break/>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3"><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4"><text:span text:style-name="Teletype">"BRISK"</text:span> – <text:a xlink:type="simple" xlink:href="http://docs.opencv.org/modules/features2d/doc/feature_detection_and_description.html#BRISK%20:%20public%20Feature2D"><text:span text:style-name="Teletype">BRISK</text:span></text:a> </text:p>
          <text:p text:style-name="P14"><text:span text:style-name="Teletype">"ORB"</text:span> – <text:a xlink:type="simple" xlink:href="http://docs.opencv.org/modules/features2d/doc/feature_detection_and_description.html#ORB%20:%20public%20Feature2D"><text:span text:style-name="Teletype">ORB</text:span></text:a> </text:p>
          <text:p text:style-name="P15"><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text:soft-page-break/>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text:soft-page-break/>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oft-page-break/><text:span text:style-name="Teletype"><text:span text:style-name="T2">Si on se laisse une marge pour la verification des keypoints retrouvés, on garde quelle valeur pour kp[i]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2T12:11:37</dc:date>
    <dc:creator>Daniel Veysseire</dc:creator>
    <meta:editing-duration>P21DT10H24M38S</meta:editing-duration>
    <meta:editing-cycles>165</meta:editing-cycles>
    <meta:generator>LibreOffice/3.5$Linux_X86_64 LibreOffice_project/350m1$Build-2</meta:generator>
    <meta:document-statistic meta:table-count="1" meta:image-count="2" meta:object-count="0" meta:page-count="17" meta:paragraph-count="304" meta:word-count="2036" meta:character-count="14562" meta:non-whitespace-character-count="12770"/>
  </office:meta>
</office:document-meta>
</file>